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Bold" svg:font-family="Menlo-Bold"/>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bject-oriented programming is pervasive. Object-oriented programming is part of the standard undergraduate Computer Science curriculum in many (if not all) universities, and widely popular languages like C++, Java, and C# strongly encourage (or even enforce!) an object-oriented programming style.</text:p>
      <text:p text:style-name="Standard"/>
      <text:p text:style-name="Standard">A key feature of the object-oriented programming style is <text:span text:style-name="T1">encapsulation</text:span><text:span text:style-name="T2">, or the packaging of data (</text:span><text:span text:style-name="T1">fields)</text:span><text:span text:style-name="T2"> together with computations (</text:span><text:span text:style-name="T1">methods</text:span><text:span text:style-name="T2">) that operate on that data, forming </text:span><text:span text:style-name="T1">objects</text:span><text:span text:style-name="T2">. Encapsulation promotes a separation of concerns, so that the details of data manipulation in one object can be hidden from other objects. If the details of some method need to be changed, or the data representation itself needs to be altered, then the necessary changes are likely to be limited to a small area of the program's source code—provided that the interface the object exposes via its methods is well-designed.</text:span></text:p>
      <text:p text:style-name="Standard"/>
      <text:p text:style-name="Standard"><text:span text:style-name="T2">Unfortunately, the pervasive presence of hidden modifications (</text:span><text:span text:style-name="T1">mutations</text:span><text:span text:style-name="T2">) of data in object-oriented programs causes a different problem: since fields can hold </text:span><text:span text:style-name="T1">pointers</text:span><text:span text:style-name="T2"> or </text:span><text:span text:style-name="T1">references</text:span><text:span text:style-name="T2"> to other objects, it can be very difficult for a programmer to determine which objects may be modified by any given method call. Furthermore, most object-oriented languages (</text:span><text:span text:style-name="T1">Rust</text:span><text:span text:style-name="T2"> being a recent notable exception) allow references to be copied and stored without restriction. Hidden mutations combined with arbitrary duplication of references (object </text:span><text:span text:style-name="T1">aliasing</text:span><text:span text:style-name="T2">) can make it difficult or impossible to answer certain questions about the source code. E.g., if I want a method to return a reference to some part of an internal data structure, what assurance do I have that none of the method's callers will modify that data structure? Or: if I want to pass an object reference to a method, is it safe to assume that the method will not modify the object, or do I need to pass a copy of the object to make sure the original object will not be modified? What if the object contains a reference to an extremely large network of related objects? Ensuring program correctness in these cases requires extra development effort and/or extra computational resources at run-time.</text:span></text:p>
      <text:p text:style-name="Standard"><text:span text:style-name="T2"/></text:p>
      <text:p text:style-name="Standard"><text:span text:style-name="T2">One solution to the object aliasing problem is </text:span><text:span text:style-name="T1">ownership types.</text:span><text:span text:style-name="T2"> Ownership type systems enforce aliasing constraints: every object is </text:span><text:span text:style-name="T1">owned</text:span><text:span text:style-name="T2"> by a different object, </text:span></text:p>
      <text:p text:style-name="Standard"><text:span text:style-name="T2"/></text:p>
      <text:p text:style-name="Standard"><text:span text:style-name="T2"/></text:p>
      <text:p text:style-name="Standard"><text:span text:style-name="T2"/></text:p>
      <text:p text:style-name="Standard"><text:span text:style-name="T2">The possible benefits of the object-oriented style notwithstanding, the style is not without difficulties. For example, o</text:span>ne pressing problem with the object-oriented style of programming is the ease with which unexpected side effects can be produced. It is easy to create new references (and/or pointers) to existing objects. These new references (or <text:span text:style-name="T1">aliases</text:span><text:span text:style-name="T2">) can be arbitrarily stored in fields of other objects or passed to other methods, creating difficulty in determining which methods may have access to which objects. Since an object-oriented style encourages imperative updates (or mutations) of fields, it can be exceedingly difficult for a programmer to determine whether or not any given method call is likely to mutate any object the caller cares about. The result is the inadvertent introduction of difficult-to-find software bugs, which lengthen development and testing time and may reduce overall software quality.</text:span></text:p>
      <text:p text:style-name="Standard"><text:span text:style-name="T2"/></text:p>
      <text:p text:style-name="Standard"><text:span text:style-name="T2">The presence of concurrency complicates the situation even further. In a concurrent environment, one set of mutations can can be interleaved with other sets of mutations in a non-deterministic way. Correct management of mutations under concurrency is a difficult problem, and I do not attempt to offer a complete solution to the concurrency problem here. However, I will note that the system I discuss here does assist programmers in reasoning about where mutations can and cannot occur, which is a important step in grappling with concurrent software.</text:span></text:p>
      <text:p text:style-name="Standard"><text:span text:style-name="T2"/></text:p>
      <text:p text:style-name="Standard"><text:span text:style-name="T2">The checking for problematic mutations is ideally done at compile time where possible. Compile-time </text:span><text:soft-page-break/><text:span text:style-name="T2">checking of mutation privileges, like compile-time checking of object types, forces programmers to reason more thoroughly about their programs, which (particularly for large projects) reduces the time required to debug and maintain those programs. C++, Java, <text:s/>C#, and Scala all enforce compile-time checking of object types.</text:span></text:p>
      <text:p text:style-name="Standard"><text:span text:style-name="T2"/></text:p>
      <text:p text:style-name="Standard"><text:span text:style-name="T2">The understanding of mutation privileges as </text:span><text:span text:style-name="T1">types</text:span><text:span text:style-name="T2"> allows fast compile-time checking of mutation permissions. Some existing languages support this notion in a limited way—for example, C++ allows the </text:span><text:span text:style-name="T1">const</text:span><text:span text:style-name="T2"> modifier to be applied to types. At compile-time, the C++ compiler will issue an error message if any attempt is made to mutate a </text:span><text:span text:style-name="T1">const-</text:span><text:span text:style-name="T2">typed object. The </text:span><text:span text:style-name="T1">const</text:span><text:span text:style-name="T2"> modifier indicates the presence of a restriction on what can be done with an object. Alternatively stated, </text:span><text:span text:style-name="T1">const</text:span><text:span text:style-name="T2"> indicates the absence of a mutation permission. Furthermore, </text:span><text:span text:style-name="T1">const</text:span><text:span text:style-name="T2"> is a supertype of non-</text:span><text:span text:style-name="T1">const</text:span><text:span text:style-name="T2">. Supertypes are more general than their subtypes—the operations that can be performed on a supertype are a subset of the operations that can be performed on one of its subtypes. In general, it is safe to perform an upcast from non-</text:span><text:span text:style-name="T1">const</text:span><text:span text:style-name="T2"> to its supertype </text:span><text:span text:style-name="T1">const</text:span><text:span text:style-name="T2">, but a downcast from </text:span><text:span text:style-name="T1">const</text:span><text:span text:style-name="T2"> to non-</text:span><text:span text:style-name="T1">const</text:span><text:span text:style-name="T2"> is unsafe.</text:span></text:p>
      <text:p text:style-name="Standard"><text:span text:style-name="T2">[efftp and other side-effecty systems]</text:span></text:p>
      <text:p text:style-name="Standard"><text:span text:style-name="T2"/></text:p>
      <text:p text:style-name="Standard"><text:span text:style-name="T2">Compile-time checking of mutation privileges has an additional benefit: The mutation privileges declared in the source code are a form of compiler-checked documentation. For example, declaring a method parameter to be </text:span><text:span text:style-name="T1">const</text:span><text:span text:style-name="T2"> documents the programmer's intention to avoid mutating that parameter, and callers of such a method can usually rely on that method to leave the </text:span><text:span text:style-name="T1">const</text:span><text:span text:style-name="T2"> parameter unchanged. The primary advantage of compiler-checked documentation is that it cannot get out-of-sync with the actual implementation. If a change to a method may unintentionally cause a mutation where a mutation permission is not present, then the compiler will issue an error the next time the method is compiled.</text:span></text:p>
      <text:p text:style-name="Standard"><text:span text:style-name="T2"/></text:p>
      <text:p text:style-name="P1"><text:span text:style-name="T2">Reference Immutability</text:span></text:p>
      <text:p text:style-name="Standard"><text:span text:style-name="T2"/></text:p>
      <text:p text:style-name="Standard"><text:span text:style-name="T2">The present work examines </text:span><text:span text:style-name="T1">reference immutability,</text:span><text:span text:style-name="T2"> as it applies to the Scala programming language. </text:span><text:span text:style-name="T1">Reference immutability</text:span><text:span text:style-name="T2"> is an approach to mutation restriction that is able to provide stronger guarantees than </text:span><text:span text:style-name="T1">const.</text:span><text:span text:style-name="T2"> Reference immutability systems allow programmers to use annotations in their source code to declare that certain variables (and fields) have </text:span><text:span text:style-name="T1">reference to read-only</text:span><text:span text:style-name="T2"> types. No code is allowed to modify objects that are reached through such references. Reference-to-readonly types are in this respect similar to the pointer-to-const and reference-to-const types available in C++. However, unlike reference-to-const in C++, all fields of any object reached through a readonly reference are also considered to be readonly. Reference immutability thus provides a </text:span><text:span text:style-name="T1">transitive guarantee</text:span><text:span text:style-name="T2"> of non-mutation, which is a stronger (and more useful) guarantee than that provided by </text:span><text:span text:style-name="T1">const.</text:span></text:p>
      <text:p text:style-name="Standard"><text:span text:style-name="T2"/></text:p>
      <text:p text:style-name="Standard"><text:span text:style-name="T2">One key property of </text:span><text:span text:style-name="T1">readonly</text:span><text:span text:style-name="T2"> is that if all inputs to a method are readonly (including the receiver reference </text:span><text:span text:style-name="T1">this</text:span><text:span text:style-name="T2">), then that method is </text:span><text:span text:style-name="T1">pure</text:span><text:span text:style-name="T2"> (does not generate any side effects observable by its caller). Pure methods are allowed to create, modify, and return new objects, but cannot modify objects that existed prior to the method's call.</text:span></text:p>
      <text:p text:style-name="Standard"/>
      <text:p text:style-name="Standard">The identification of pure methods supports a <text:span text:style-name="T1">functional programming style.</text:span><text:span text:style-name="T2"> </text:span></text:p>
      <text:p text:style-name="Standard"/>
      <text:p text:style-name="Standard">[Scala implementation and the functional style-- see JVMLS 2015 Compilers are Databases by Martin Odersky]</text:p>
      <text:p text:style-name="Standard"/>
      <text:p text:style-name="Standard"/>
      <text:p text:style-name="P1">Observational Exposure and Automatic Optimizations</text:p>
      <text:p text:style-name="Standard"/>
      <text:p text:style-name="Standard"><text:soft-page-break/>One problem with reference immutability, as pointed out by Boyland, is that it does nothing to address the issue of <text:span text:style-name="T1">observational exposure</text:span>. Observational exposure occurs when a method's result or behaviour depends in some way on side effects generated by other methods. Specifically: although the presence of <text:span text:style-name="T1">readonly </text:span><text:span text:style-name="T2">on all method inputs prevents that method from producing externally-observable side effects, it does nothing to prevent that method from reading changes to objects produced by other non-pure methods. The possibility of observational exposure prevents automatic optimizations like reordering, memoization, and parallelization of pure method calls.</text:span></text:p>
      <text:p text:style-name="Standard"><text:span text:style-name="T2"/></text:p>
      <text:p text:style-name="Standard"><text:span text:style-name="T2">Programs written entirely in a pure-functional style (e.g., the non-imperative/non-side-effecting subsets of Lisp or Haskell) do not encounter observational exposure because no functions generate observable side effects. In practice, however, the generation and use of side effects seems to be unavoidable.</text:span></text:p>
      <text:p text:style-name="Standard"><text:span text:style-name="T2"/></text:p>
      <text:p text:style-name="Standard"><text:span text:style-name="T2">Although I do not treat the problem of observational exposure in any great detail in the present work, I want to mention a few existing approaches. One approach is to ensure that all objects a method may read are immutable (that is, </text:span></text:p>
      <text:p text:style-name="Standard"><text:span text:style-name="T2"/></text:p>
      <text:p text:style-name="Standard"><text:span text:style-name="T2">[Partial solutions are OK – they warrant further investigations (there is nothing found to be inherently wrong with RI, it is merely incomple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Bold" svg:font-family="Menlo-Bold"/>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meta:initial-creator>
    <meta:creation-date>2015-12-28T10:07:32</meta:creation-date>
    <dc:date>2016-01-27T20:15:36</dc:date>
    <dc:creator>Jonathan </dc:creator>
    <meta:editing-duration>P16DT2H59M13S</meta:editing-duration>
    <meta:editing-cycles>10</meta:editing-cycles>
    <meta:generator>OpenOffice/4.1.1$Unix OpenOffice.org_project/411m6$Build-9775</meta:generator>
    <meta:document-statistic meta:table-count="0" meta:image-count="0" meta:object-count="0" meta:page-count="3" meta:paragraph-count="20" meta:word-count="1318" meta:character-count="8667"/>
  </office:meta>
</office:document-meta>
</file>